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color="#000000" draw:marker-start="Arrow" draw:textarea-vertical-align="middle"/>
    </style:style>
    <style:style style:name="gr2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131cm" fo:min-width="2.548cm"/>
    </style:style>
    <style:style style:name="gr3" style:family="graphic" style:parent-style-name="standard">
      <style:graphic-properties svg:stroke-color="#000000" draw:fill="solid" draw:fill-color="#00dcff" draw:textarea-horizontal-align="justify" draw:textarea-vertical-align="middle" draw:auto-grow-height="false" fo:min-height="0.131cm" fo:min-width="2.548cm"/>
    </style:style>
    <style:style style:name="gr4" style:family="graphic" style:parent-style-name="standard">
      <style:graphic-properties svg:stroke-color="#000000" draw:fill="solid" draw:fill-color="#33a3a3" draw:textarea-horizontal-align="justify" draw:textarea-vertical-align="middle" draw:auto-grow-height="false" fo:min-height="0.131cm" fo:min-width="2.548cm"/>
    </style:style>
    <style:style style:name="gr5" style:family="graphic" style:parent-style-name="standard">
      <style:graphic-properties svg:stroke-color="#000000" draw:fill="hatch" draw:fill-color="#00dcff" draw:fill-hatch-name="Black_20_45_20_Degrees" draw:fill-hatch-solid="false" style:repeat="repeat" draw:textarea-horizontal-align="justify" draw:textarea-vertical-align="middle" draw:auto-grow-height="false" fo:min-height="0.131cm" fo:min-width="2.5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58cm"/>
      <style:paragraph-properties style:writing-mode="lr-tb"/>
    </style:style>
    <style:style style:name="gr8" style:family="graphic" style:parent-style-name="standard">
      <style:graphic-properties svg:stroke-color="#000000" draw:fill="none" draw:textarea-vertical-align="middle" draw:auto-grow-height="false" fo:min-height="4.687cm" fo:min-width="0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89cm" fo:min-width="1.3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6cm"/>
      <style:paragraph-properties style:writing-mode="lr-tb"/>
    </style:style>
    <style:style style:name="gr11" style:family="graphic" style:parent-style-name="standard">
      <style:graphic-properties draw:stroke="dash" draw:stroke-dash="Ultrafine_20_Dashed" svg:stroke-color="#000000" draw:fill="solid" draw:fill-color="#ffffcc" draw:textarea-horizontal-align="justify" draw:textarea-vertical-align="middle" draw:auto-grow-height="false" fo:min-height="0.131cm" fo:min-width="2.548cm"/>
    </style:style>
    <style:style style:name="gr12" style:family="graphic" style:parent-style-name="standard">
      <style:graphic-properties draw:stroke="solid" draw:stroke-dash="Ultrafine_20_Dashed" svg:stroke-color="#000000" draw:marker-start="" draw:marker-end="Arrow" draw:textarea-vertical-align="middle"/>
    </style:style>
    <style:style style:name="gr13" style:family="graphic" style:parent-style-name="standard">
      <style:graphic-properties svg:stroke-color="#000000" draw:fill="solid" draw:fill-color="#006b6b" draw:textarea-horizontal-align="justify" draw:textarea-vertical-align="middle" draw:auto-grow-height="false" fo:min-height="0.131cm" fo:min-width="2.548cm"/>
    </style:style>
    <style:style style:name="gr14" style:family="graphic" style:parent-style-name="standard">
      <style:graphic-properties draw:stroke="dash" draw:stroke-dash="Ultrafine_20_Dashed" svg:stroke-color="#000000" draw:marker-end="Arrow" draw:textarea-vertical-align="middle"/>
    </style:style>
    <style:style style:name="gr15" style:family="graphic" style:parent-style-name="standard">
      <style:graphic-properties draw:fill="solid" draw:fill-color="#00dcff" draw:textarea-horizontal-align="justify" draw:textarea-vertical-align="middle" draw:auto-grow-height="false" fo:min-height="0.258cm" fo:min-width="0.3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73cm"/>
      <style:paragraph-properties style:writing-mode="lr-tb"/>
    </style:style>
    <style:style style:name="gr17" style:family="graphic" style:parent-style-name="standard">
      <style:graphic-properties draw:fill="solid" draw:fill-color="#ffffcc" draw:textarea-horizontal-align="justify" draw:textarea-vertical-align="middle" draw:auto-grow-height="false" fo:min-height="0.258cm" fo:min-width="0.38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38cm"/>
      <style:paragraph-properties style:writing-mode="lr-tb"/>
    </style:style>
    <style:style style:name="gr19" style:family="graphic" style:parent-style-name="standard">
      <style:graphic-properties draw:fill="solid" draw:fill-color="#33a3a3" draw:textarea-horizontal-align="justify" draw:textarea-vertical-align="middle" draw:auto-grow-height="false" fo:min-height="0.258cm" fo:min-width="0.38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79cm"/>
      <style:paragraph-properties style:writing-mode="lr-tb"/>
    </style:style>
    <style:style style:name="gr21" style:family="graphic" style:parent-style-name="objectwithoutfill">
      <style:graphic-properties svg:stroke-color="#000000" draw:marker-start="Arrow" draw:marker-start-width="0.305cm" draw:marker-end="" draw:marker-end-width="0.3cm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14cm"/>
      <style:paragraph-properties style:writing-mode="lr-tb"/>
    </style:style>
    <style:style style:name="gr23" style:family="graphic" style:parent-style-name="objectwithoutfill">
      <style:graphic-properties draw:stroke="dash" draw:stroke-dash="Ultrafine_20_Dashed" svg:stroke-color="#000000" draw:marker-end="Arrow" draw:marker-end-width="0.3cm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34cm"/>
      <style:paragraph-properties style:writing-mode="lr-tb"/>
    </style:style>
    <style:style style:name="gr25" style:family="graphic" style:parent-style-name="standard">
      <style:graphic-properties draw:fill="solid" draw:fill-color="#006b6b" draw:textarea-horizontal-align="justify" draw:textarea-vertical-align="middle" draw:auto-grow-height="false" fo:min-height="0.258cm" fo:min-width="0.38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9cm"/>
      <style:paragraph-properties style:writing-mode="lr-tb"/>
    </style:style>
    <style:style style:name="gr28" style:family="graphic" style:parent-style-name="objectwithoutfill">
      <style:graphic-properties draw:stroke="dash" draw:stroke-dash="Fine_20_Dashed" svg:stroke-color="#000000" draw:marker-end="Symmetric_20_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</style:style>
    <style:style style:name="P3" style:family="paragraph">
      <loext:graphic-properties draw:fill="solid" draw:fill-color="#00dcff"/>
      <style:paragraph-properties fo:text-align="center"/>
    </style:style>
    <style:style style:name="P4" style:family="paragraph">
      <loext:graphic-properties draw:fill="solid" draw:fill-color="#33a3a3"/>
      <style:paragraph-properties fo:text-align="center"/>
    </style:style>
    <style:style style:name="P5" style:family="paragraph">
      <loext:graphic-properties draw:fill="hatch" draw:fill-color="#00dcff" draw:fill-hatch-name="Black_20_45_20_Degrees" draw:fill-hatch-solid="false" style:repeat="repeat"/>
      <style:paragraph-properties fo:text-align="center"/>
    </style:style>
    <style:style style:name="P6" style:family="paragraph">
      <loext:graphic-properties draw:fill="solid" draw:fill-color="#33a3a3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006b6b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solid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0.987cm" svg:x1="6.795cm" svg:y1="9.364cm" svg:x2="9.902cm" svg:y2="7.094cm" draw:start-shape="id1" draw:start-glue-point="1" draw:end-shape="id2" draw:end-glue-point="1" svg:d="M6795 9364h567v-2270h2540" svg:viewBox="0 0 3108 2271">
          <text:p/>
        </draw:connector>
        <draw:custom-shape draw:style-name="gr2" draw:text-style-name="P2" draw:layer="layout" svg:width="3.048cm" svg:height="0.381cm" svg:x="9.902cm" svg:y="9.53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3.048cm" svg:height="0.381cm" svg:x="9.902cm" svg:y="9.15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3.048cm" svg:height="0.381cm" svg:x="9.902cm" svg:y="8.78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3" xml:id="id3" draw:id="id3" draw:layer="layout" svg:width="3.048cm" svg:height="0.381cm" svg:x="9.902cm" svg:y="8.4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3.048cm" svg:height="0.381cm" svg:x="9.902cm" svg:y="8.03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3.048cm" svg:height="0.381cm" svg:x="9.902cm" svg:y="7.65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4" draw:layer="layout" svg:width="3.048cm" svg:height="0.381cm" svg:x="3.748cm" svg:y="11.4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3.748cm" svg:y="11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3.748cm" svg:y="12.1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3.748cm" svg:y="12.5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3.748cm" svg:y="12.9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048cm" svg:height="0.381cm" svg:x="3.748cm" svg:y="13.3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3.748cm" svg:y="13.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3.748cm" svg:y="14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3.748cm" svg:y="14.4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048cm" svg:height="0.381cm" svg:x="3.748cm" svg:y="14.8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048cm" svg:height="0.381cm" svg:x="3.748cm" svg:y="15.1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048cm" svg:height="0.381cm" svg:x="3.748cm" svg:y="15.5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048cm" svg:height="0.381cm" svg:x="3.747cm" svg:y="15.9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048cm" svg:height="0.381cm" svg:x="3.747cm" svg:y="16.3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048cm" svg:height="0.381cm" svg:x="3.747cm" svg:y="9.1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048cm" svg:height="0.381cm" svg:x="3.747cm" svg:y="9.5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381cm" svg:x="3.747cm" svg:y="9.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381cm" svg:x="3.747cm" svg:y="10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048cm" svg:height="0.381cm" svg:x="9.902cm" svg:y="7.27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3" xml:id="id2" draw:id="id2" draw:layer="layout" svg:width="3.048cm" svg:height="0.381cm" svg:x="9.902cm" svg:y="6.9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3.048cm" svg:height="0.381cm" svg:x="9.902cm" svg:y="6.5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3" draw:layer="layout" svg:width="3.048cm" svg:height="0.381cm" svg:x="9.899cm" svg:y="11.05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3" draw:layer="layout" svg:width="3.048cm" svg:height="0.381cm" svg:x="9.899cm" svg:y="10.67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3" draw:layer="layout" svg:width="3.048cm" svg:height="0.381cm" svg:x="9.899cm" svg:y="10.29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3" draw:layer="layout" svg:width="3.048cm" svg:height="0.381cm" svg:x="9.899cm" svg:y="9.918cm">
          <text:p/>
          <draw:enhanced-geometry svg:viewBox="0 0 21600 21600" draw:mirror-vertical="true" draw:type="rectangle" draw:enhanced-path="M 0 0 L 21600 0 21600 21600 0 21600 0 0 Z N"/>
        </draw:custom-shape>
        <draw:frame draw:style-name="gr6" draw:text-style-name="P7" draw:layer="layout" svg:width="3.381cm" svg:height="0.725cm" svg:x="3.61cm" svg:y="7.979cm">
          <draw:text-box>
            <text:p><text:span text:style-name="T1">dovetail/</text:span><text:span text:style-name="T1">master</text:span></text:p>
          </draw:text-box>
        </draw:frame>
        <draw:frame draw:style-name="gr7" draw:text-style-name="P7" draw:layer="layout" svg:width="2.458cm" svg:height="0.725cm" svg:x="10.137cm" svg:y="4.952cm">
          <draw:text-box>
            <text:p><text:span text:style-name="T1">evl/master</text:span></text:p>
          </draw:text-box>
        </draw:frame>
        <draw:custom-shape draw:style-name="gr3" draw:text-style-name="P3" draw:layer="layout" svg:width="3.048cm" svg:height="0.381cm" svg:x="3.747cm" svg:y="10.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0.381cm" svg:x="3.747cm" svg:y="11.0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508cm" svg:height="5.207cm" svg:x="2.984cm" svg:y="11.5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9" draw:layer="layout" svg:width="1.802cm" svg:height="1.039cm" svg:x="1.086cm" svg:y="13.588cm">
          <draw:text-box>
            <text:p text:style-name="P1"><text:span text:style-name="T2">mainline</text:span></text:p>
            <text:p text:style-name="P1"><text:span text:style-name="T3">base</text:span></text:p>
          </draw:text-box>
        </draw:frame>
        <draw:custom-shape draw:style-name="gr2" draw:text-style-name="P2" draw:layer="layout" svg:width="3.048cm" svg:height="0.381cm" svg:x="9.902cm" svg:y="6.158cm">
          <text:p/>
          <draw:enhanced-geometry svg:viewBox="0 0 21600 21600" draw:mirror-vertical="true" draw:type="rectangle" draw:enhanced-path="M 0 0 L 21600 0 21600 21600 0 21600 0 0 Z N"/>
        </draw:custom-shape>
        <draw:frame draw:style-name="gr10" draw:text-style-name="P7" draw:layer="layout" svg:width="2.06cm" svg:height="0.725cm" svg:x="16.464cm" svg:y="6.077cm">
          <draw:text-box>
            <text:p><text:span text:style-name="T1">evl</text:span><text:span text:style-name="T1">/</text:span><text:span text:style-name="T1">vX</text:span><text:span text:style-name="T1">.Y</text:span></text:p>
          </draw:text-box>
        </draw:frame>
        <draw:custom-shape draw:style-name="gr2" draw:text-style-name="P2" draw:layer="layout" svg:width="3.048cm" svg:height="0.381cm" svg:x="16.028cm" svg:y="9.52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3.048cm" svg:height="0.381cm" svg:x="16.028cm" svg:y="9.14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3.048cm" svg:height="0.381cm" svg:x="16.028cm" svg:y="8.77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3" draw:layer="layout" svg:width="3.048cm" svg:height="0.381cm" svg:x="16.028cm" svg:y="8.40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3.048cm" svg:height="0.381cm" svg:x="16.028cm" svg:y="8.02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2" draw:layer="layout" svg:width="3.048cm" svg:height="0.381cm" svg:x="16.028cm" svg:y="7.64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2" xml:id="id6" draw:id="id6" draw:layer="layout" svg:width="3.048cm" svg:height="0.381cm" svg:x="16.028cm" svg:y="7.26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3" draw:layer="layout" svg:width="3.048cm" svg:height="0.381cm" svg:x="16.025cm" svg:y="11.05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3" draw:layer="layout" svg:width="3.048cm" svg:height="0.381cm" svg:x="16.025cm" svg:y="10.66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3" draw:layer="layout" svg:width="3.048cm" svg:height="0.381cm" svg:x="16.025cm" svg:y="10.28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3" draw:layer="layout" svg:width="3.048cm" svg:height="0.381cm" svg:x="16.025cm" svg:y="9.907cm">
          <text:p/>
          <draw:enhanced-geometry svg:viewBox="0 0 21600 21600" draw:mirror-vertical="true" draw:type="rectangle" draw:enhanced-path="M 0 0 L 21600 0 21600 21600 0 21600 0 0 Z N"/>
        </draw:custom-shape>
        <draw:connector draw:style-name="gr12" draw:text-style-name="P1" draw:layer="layout" svg:x1="9.902cm" svg:y1="8.594cm" svg:x2="6.795cm" svg:y2="9.744cm" draw:start-shape="id3" draw:start-glue-point="1" draw:end-shape="id4" draw:end-glue-point="1" svg:d="M9902 8594h-1553v1150h-1554" svg:viewBox="0 0 3108 1151">
          <text:p/>
        </draw:connector>
        <draw:custom-shape draw:style-name="gr4" draw:text-style-name="P4" draw:layer="layout" svg:width="3.048cm" svg:height="0.381cm" svg:x="9.896cm" svg:y="11.4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9.896cm" svg:y="11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9.896cm" svg:y="12.1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9.896cm" svg:y="12.5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9.896cm" svg:y="12.9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048cm" svg:height="0.381cm" svg:x="9.896cm" svg:y="13.3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9.896cm" svg:y="13.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9.896cm" svg:y="14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9.896cm" svg:y="14.4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9.896cm" svg:y="14.8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9.896cm" svg:y="15.1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9.896cm" svg:y="15.5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9.895cm" svg:y="15.9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381cm" svg:x="9.895cm" svg:y="16.3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381cm" svg:x="16.022cm" svg:y="11.4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381cm" svg:x="16.022cm" svg:y="11.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381cm" svg:x="16.022cm" svg:y="12.1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381cm" svg:x="16.022cm" svg:y="12.5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381cm" svg:x="16.022cm" svg:y="12.9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048cm" svg:height="0.381cm" svg:x="16.022cm" svg:y="13.3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381cm" svg:x="16.022cm" svg:y="13.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381cm" svg:x="16.022cm" svg:y="14.0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381cm" svg:x="16.022cm" svg:y="14.4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381cm" svg:x="16.022cm" svg:y="14.8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381cm" svg:x="16.022cm" svg:y="15.1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381cm" svg:x="16.022cm" svg:y="15.5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381cm" svg:x="16.021cm" svg:y="15.9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048cm" svg:height="0.381cm" svg:x="16.021cm" svg:y="16.338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2.95cm" svg:y1="7.47cm" svg:x2="16.028cm" svg:y2="7.459cm" draw:start-shape="id5" draw:start-glue-point="3" draw:end-shape="id6" draw:end-glue-point="1" svg:d="M12950 7470h1539v-11h1539" svg:viewBox="0 0 3079 12">
          <text:p/>
        </draw:connector>
        <draw:connector draw:style-name="gr14" draw:text-style-name="P1" draw:layer="layout" svg:x1="12.95cm" svg:y1="7.861cm" svg:x2="16.028cm" svg:y2="7.862cm" svg:d="M12950 7861h1539v1h1539" svg:viewBox="0 0 3079 2">
          <text:p/>
        </draw:connector>
        <draw:custom-shape draw:style-name="gr3" draw:text-style-name="P3" draw:layer="layout" svg:width="3.048cm" svg:height="0.381cm" svg:x="3.747cm" svg:y="9.1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889cm" svg:height="0.508cm" svg:x="4.832cm" svg:y="18.51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3.173cm" svg:height="0.645cm" svg:x="5.721cm" svg:y="18.445cm">
          <draw:text-box>
            <text:p><text:span text:style-name="T2">Dovetail commits</text:span></text:p>
          </draw:text-box>
        </draw:frame>
        <draw:custom-shape draw:style-name="gr17" draw:text-style-name="P2" draw:layer="layout" svg:width="0.889cm" svg:height="0.508cm" svg:x="4.831cm" svg:y="17.919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338cm" svg:height="0.645cm" svg:x="5.72cm" svg:y="17.846cm">
          <draw:text-box>
            <text:p><text:span text:style-name="T2">EVL core commits</text:span></text:p>
          </draw:text-box>
        </draw:frame>
        <draw:custom-shape draw:style-name="gr19" draw:text-style-name="P4" draw:layer="layout" svg:width="0.889cm" svg:height="0.508cm" svg:x="4.831cm" svg:y="19.12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4.379cm" svg:height="0.645cm" svg:x="5.72cm" svg:y="19.047cm">
          <draw:text-box>
            <text:p><text:span text:style-name="T2">mai</text:span><text:span text:style-name="T2">nlin</text:span><text:span text:style-name="T2">e </text:span><text:span text:style-name="T4">ma</text:span><text:span text:style-name="T4">ster</text:span><text:span text:style-name="T2"> </text:span><text:span text:style-name="T2">co</text:span><text:span text:style-name="T2">mm</text:span><text:span text:style-name="T2">its</text:span></text:p>
          </draw:text-box>
        </draw:frame>
        <draw:line draw:style-name="gr21" draw:text-style-name="P12" draw:layer="layout" svg:x1="12.168cm" svg:y1="18.245cm" svg:x2="13.565cm" svg:y2="18.245cm">
          <text:p/>
        </draw:line>
        <draw:frame draw:style-name="gr22" draw:text-style-name="P13" draw:layer="layout" svg:width="3.114cm" svg:height="0.645cm" svg:x="13.673cm" svg:y="17.924cm">
          <draw:text-box>
            <text:p><text:span text:style-name="T2">Dovetail updates</text:span></text:p>
          </draw:text-box>
        </draw:frame>
        <draw:line draw:style-name="gr23" draw:text-style-name="P12" draw:layer="layout" svg:x1="12.168cm" svg:y1="18.946cm" svg:x2="13.565cm" svg:y2="18.946cm">
          <text:p/>
        </draw:line>
        <draw:frame draw:style-name="gr24" draw:text-style-name="P13" draw:layer="layout" svg:width="4.134cm" svg:height="0.645cm" svg:x="13.673cm" svg:y="18.637cm">
          <draw:text-box>
            <text:p><text:span text:style-name="T2">Maintenance </text:span><text:span text:style-name="T2">backports</text:span></text:p>
          </draw:text-box>
        </draw:frame>
        <draw:custom-shape draw:style-name="gr25" draw:text-style-name="P10" draw:layer="layout" svg:width="0.889cm" svg:height="0.508cm" svg:x="4.83cm" svg:y="19.729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5.823cm" svg:height="0.645cm" svg:x="5.719cm" svg:y="19.656cm">
          <draw:text-box>
            <text:p><text:span text:style-name="T2">mainline </text:span><text:span text:style-name="T4">stable</text:span><text:span text:style-name="T2"> </text:span><text:span text:style-name="T2">commits</text:span></text:p>
          </draw:text-box>
        </draw:frame>
        <draw:frame draw:style-name="gr27" draw:text-style-name="P11" draw:layer="layout" svg:width="1.289cm" svg:height="0.569cm" svg:x="1.472cm" svg:y="8.901cm">
          <draw:text-box>
            <text:p><text:span text:style-name="T5">HEAD</text:span></text:p>
          </draw:text-box>
        </draw:frame>
        <draw:line draw:style-name="gr28" draw:text-style-name="P12" draw:layer="layout" svg:x1="2.615cm" svg:y1="9.182cm" svg:x2="3.758cm" svg:y2="9.182cm">
          <text:p/>
        </draw:line>
        <draw:frame draw:style-name="gr27" draw:text-style-name="P11" draw:layer="layout" svg:width="1.289cm" svg:height="0.569cm" svg:x="7.628cm" svg:y="5.902cm">
          <draw:text-box>
            <text:p><text:span text:style-name="T5">HEAD</text:span></text:p>
          </draw:text-box>
        </draw:frame>
        <draw:line draw:style-name="gr28" draw:text-style-name="P12" draw:layer="layout" svg:x1="8.771cm" svg:y1="6.183cm" svg:x2="9.914cm" svg:y2="6.183cm">
          <text:p/>
        </draw:line>
        <draw:frame draw:style-name="gr27" draw:text-style-name="P11" draw:layer="layout" svg:width="1.289cm" svg:height="0.569cm" svg:x="13.828cm" svg:y="6.503cm">
          <draw:text-box>
            <text:p><text:span text:style-name="T5">HEAD</text:span></text:p>
          </draw:text-box>
        </draw:frame>
        <draw:line draw:style-name="gr28" draw:text-style-name="P12" draw:layer="layout" svg:x1="14.97cm" svg:y1="6.842cm" svg:x2="15.986cm" svg:y2="7.22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3-11T18:36:51.918310220</meta:creation-date>
    <dc:date>2020-03-18T18:07:31.347063745</dc:date>
    <dc:creator>Philippe GERUM</dc:creator>
    <meta:editing-duration>PT23H44M37S</meta:editing-duration>
    <meta:editing-cycles>78</meta:editing-cycles>
    <meta:generator>LibreOffice/6.3.5.2$Linux_X86_64 LibreOffice_project/30$Build-2</meta:generator>
    <meta:document-statistic meta:object-count="101"/>
  </office:meta>
</office:document-meta>
</file>